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e83b" officeooo:paragraph-rsid="0014e83b" style:font-weight-asian="bold" style:font-weight-complex="bold"/>
    </style:style>
    <style:style style:name="P2" style:family="paragraph" style:parent-style-name="Standard" style:list-style-name="Numbering_20_123"/>
    <style:style style:name="P3" style:family="paragraph" style:parent-style-name="Standard" style:list-style-name="Numbering_20_123">
      <style:text-properties officeooo:paragraph-rsid="0014e8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UD COMPUTING</text:p>
      <text:p text:style-name="P1"/>
      <text:list xml:id="list4032364386" text:style-name="Numbering_20_123">
        <text:list-item>
          <text:p text:style-name="P2">Explain High-Performance Computing (HPC) and discuss its key characteristics. How does HPC differ from traditional computing models?</text:p>
          <text:p text:style-name="P2"/>
        </text:list-item>
        <text:list-item>
          <text:p text:style-name="P2">Compare and contrast Parallel Computing and Distributed Computing. Discuss their advantages and typical use cases.</text:p>
          <text:p text:style-name="P2"/>
        </text:list-item>
        <text:list-item>
          <text:p text:style-name="P3">Describe Mobile Computing and its significance in modern technology. What are the challenges associated with mobile computing?</text:p>
          <text:p text:style-name="P3"/>
        </text:list-item>
        <text:list-item>
          <text:p text:style-name="P3">Define Grid Computing and describe its key components. How does Grid Computing differ from Cloud Computing?</text:p>
          <text:p text:style-name="P2"/>
        </text:list-item>
        <text:list-item>
          <text:p text:style-name="P2">What is Cluster Computing? Describe the architecture of a cluster and explain how it enhances computational performance.</text:p>
          <text:p text:style-name="P2"/>
        </text:list-item>
        <text:list-item>
          <text:p text:style-name="P2">Define Nano Computing. Discuss the technological challenges and potential future advancements in this area.</text:p>
          <text:p text:style-name="P2"/>
        </text:list-item>
        <text:list-item>
          <text:p text:style-name="P2">Define Cloud Computing and outline its key characteristics. How does Cloud Computing differ from traditional IT infrastructure?</text:p>
          <text:p text:style-name="P2"/>
        </text:list-item>
        <text:list-item>
          <text:p text:style-name="P3">Discuss the five essential characteristics of Cloud Computing as defined by NIST. Provide examples to illustrate each characteristic.</text:p>
          <text:p text:style-name="P3"/>
        </text:list-item>
        <text:list-item>
          <text:p text:style-name="P3">Describe the economic benefits of Cloud Computing for businesses. How does the pay-as-you-go model impact operational costs?</text:p>
          <text:p text:style-name="P2"/>
        </text:list-item>
        <text:list-item>
          <text:p text:style-name="P2">Describe Cloud Computing as a platform. What are the main components involved in this model and how do they contribute to the cloud ecosystem?</text:p>
          <text:p text:style-name="P2"/>
        </text:list-item>
        <text:list-item>
          <text:p text:style-name="P2">Explain the anatomy of the cloud. How do various components interact to provide cloud services?</text:p>
          <text:p text:style-name="P2"/>
        </text:list-item>
        <text:list-item>
          <text:p text:style-name="P2">What are cloud monitoring and performance management? Discuss the tools and techniques used for monitoring cloud services and ensuring optimal performance.</text:p>
          <text:p text:style-name="P2"/>
        </text:list-item>
        <text:list-item>
          <text:p text:style-name="P2">Describe the different types of cloud storage services. How do they differ in terms of functionality and use cases?</text:p>
          <text:p text:style-name="P2"/>
        </text:list-item>
        <text:list-item>
          <text:p text:style-name="P2">What are the common applications hosted on the cloud? Provide examples and discuss their advantage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2:04:31.808236778</meta:creation-date>
    <dc:date>2024-08-01T12:10:11.701319715</dc:date>
    <meta:editing-duration>PT5M40S</meta:editing-duration>
    <meta:editing-cycles>1</meta:editing-cycles>
    <meta:document-statistic meta:table-count="0" meta:image-count="0" meta:object-count="0" meta:page-count="1" meta:paragraph-count="15" meta:word-count="258" meta:character-count="1745" meta:non-whitespace-character-count="1516"/>
    <meta:generator>LibreOffice/7.3.7.2$Linux_X86_64 LibreOffice_project/30$Build-2</meta:generator>
  </office:meta>
</office:document-meta>
</file>